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98cm" table:align="left"/>
    </style:style>
    <style:style style:name="Tabela1.A" style:family="table-column">
      <style:table-column-properties style:column-width="4.501cm"/>
    </style:style>
    <style:style style:name="Tabela1.B" style:family="table-column">
      <style:table-column-properties style:column-width="10.497cm"/>
    </style:style>
    <style:style style:name="Tabela1.A1" style:family="table-cell">
      <style:table-cell-properties fo:padding="0.097cm" fo:border-left="none" fo:border-right="none" fo:border-top="none" fo:border-bottom="0.05pt solid #000000"/>
    </style:style>
    <style:style style:name="Tabela1.B1" style:family="table-cell">
      <style:table-cell-properties fo:padding="0.097cm" fo:border-left="0.05pt solid #000000" fo:border-right="none" fo:border-top="none" fo:border-bottom="0.05pt solid #000000"/>
    </style:style>
    <style:style style:name="Tabela1.A7" style:family="table-cell">
      <style:table-cell-properties fo:padding="0.097cm" fo:border="none"/>
    </style:style>
    <style:style style:name="Tabela1.B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nux Libertine Display G" fo:font-size="11pt" style:font-size-asian="11pt" style:font-size-complex="11pt"/>
    </style:style>
    <style:style style:name="P3" style:family="paragraph" style:parent-style-name="Standard">
      <style:text-properties style:font-name="Linux Libertine Display G" fo:font-size="11pt" officeooo:paragraph-rsid="0008eb59" style:font-size-asian="11pt" style:font-size-complex="11pt"/>
    </style:style>
    <style:style style:name="P4" style:family="paragraph" style:parent-style-name="Standard">
      <style:text-properties style:font-name="Linux Libertine Display G" fo:font-size="11pt" fo:font-weight="bold" officeooo:paragraph-rsid="0008eb59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nux Libertine Display G" fo:font-size="11pt" officeooo:rsid="0008eb59" officeooo:paragraph-rsid="0008eb59" style:font-size-asian="9.60000038146973pt" style:font-size-complex="11pt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Courier New" fo:font-size="11pt" officeooo:paragraph-rsid="0008eb59" style:font-size-asian="11pt" style:font-size-complex="11pt"/>
    </style:style>
    <style:style style:name="P8" style:family="paragraph" style:parent-style-name="Standard">
      <style:text-properties style:font-name="Courier New" fo:font-size="9pt" style:font-size-asian="9pt" style:font-size-complex="9pt"/>
    </style:style>
    <style:style style:name="P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 style:list-style-name="L1">
      <style:text-properties style:font-name="Linux Libertine Display G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e6e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officeooo:rsid="0008eb5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ace3d"/>
    </style:style>
    <style:style style:name="T10" style:family="text">
      <style:text-properties officeooo:rsid="000ccc41"/>
    </style:style>
    <style:style style:name="T11" style:family="text">
      <style:text-properties officeooo:rsid="000f972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mat</text:span>:<text:tab/><text:tab/>PHP – wyjątki</text:p>
      <text:p text:style-name="P2"/>
      <text:p text:style-name="P2"><text:span text:style-name="T1">Profil</text:span>:<text:tab/><text:tab/>Technik Informatyk (Technikum Informatyczne)</text:p>
      <text:p text:style-name="P2"><text:span text:style-name="T1">Klasa</text:span>:<text:tab/><text:tab/>1</text:p>
      <text:p text:style-name="P2"><text:span text:style-name="T1">Przedmiot</text:span>:<text:tab/>Programowanie aplikacji internetowych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9"><text:a xlink:type="simple" xlink:href="#__RefHeading___Toc693_2679383612" text:style-name="Index_20_Link" text:visited-style-name="Index_20_Link"><text:s/>1 <text:s/>Wyjątki<text:tab/>2</text:a></text:p>
          <text:p text:style-name="P9"><text:a xlink:type="simple" xlink:href="#__RefHeading___Toc1720_2679383612" text:style-name="Index_20_Link" text:visited-style-name="Index_20_Link"><text:s/>2 <text:s/>Wyrzucanie wyjątków<text:tab/>2</text:a></text:p>
          <text:p text:style-name="P9"><text:a xlink:type="simple" xlink:href="#__RefHeading___Toc1722_2679383612" text:style-name="Index_20_Link" text:visited-style-name="Index_20_Link"><text:s/>3 <text:s/>Łapanie wyjątków<text:tab/>3</text:a></text:p>
          <text:p text:style-name="P9"><text:a xlink:type="simple" xlink:href="#__RefHeading___Toc1724_2679383612" text:style-name="Index_20_Link" text:visited-style-name="Index_20_Link"><text:s/>4 <text:s/>Własne wyjątki<text:tab/>5</text:a></text:p>
        </text:index-body>
      </text:table-of-content>
      <text:p text:style-name="P2"/>
      <text:p text:style-name="P2"/>
      <text:p text:style-name="P2"/>
      <text:h text:style-name="P10" text:outline-level="1"><text:bookmark-start text:name="__RefHeading___Toc693_2679383612"/>Wyjątki<text:bookmark-end text:name="__RefHeading___Toc693_2679383612"/></text:h>
      <text:p text:style-name="P2">Źródła:</text:p>
      <text:p text:style-name="P6">http://webmaster.helion.pl/index.php/php-obsluga-wyjatkow</text:p>
      <text:p text:style-name="P6">http://kursphp.com/rozdzial-6/wyjatki/</text:p>
      <text:p text:style-name="P2"/>
      <text:p text:style-name="P2">Wyjątki służą do wyłapywania błędów w wykonywaniu skryptu. Przykładowo, gdy chce<text:span text:style-name="T2">sz</text:span> otworzyć jakiś plik, który nie istnieje, skrypt się „sypie”. Wtedy do akcji wkraczają wyjątki. Zamiast zakończyć program, zwracany jest wyjątek. Dzięki temu może<text:span text:style-name="T2">sz</text:span> wyświetlić odpowiedni komunikat o błędzie użytkownikowi.</text:p>
      <text:p text:style-name="P2"/>
      <text:p text:style-name="P2">Każdy nowy wyjątek opatrzony jest odpowiednim komunikatem i kodem błędu. Tak naprawdę, to istnieje zdefiniowana klasa <text:span text:style-name="T3">Exception</text:span>, a <text:span text:style-name="T2">Ty</text:span> tworzy<text:span text:style-name="T2">sz</text:span> obiekty tej klasy. </text:p>
      <text:p text:style-name="P2"/>
      <text:p text:style-name="P2">W wersji PHP<text:span text:style-name="T10">5</text:span> pojawiła się obsługa wyjątków, znana z języków programowania wysokiego poziomu, takich jak Java, C++ czy C#. <text:span text:style-name="T2">Niestety </text:span>tylko niektóre elementy PHP wspierają strukturalną obsługę wyjątków, większość elementów języka działa tak, jak kiedyś (przykład z plikiem — funkcja <text:span text:style-name="T3">fopen()</text:span> nie generuje wyjątku, po prostu zgłaszany jest błąd).</text:p>
      <text:p text:style-name="P2"/>
      <text:h text:style-name="Heading_20_1" text:outline-level="1"><text:bookmark-start text:name="__RefHeading___Toc1720_2679383612"/>Wyrzucanie wyjątków<text:bookmark-end text:name="__RefHeading___Toc1720_2679383612"/></text:h>
      <text:p text:style-name="P2">W przypadku, gdy wystąpi błąd i chce<text:span text:style-name="T2">sz</text:span> wyrzucić pewien wyjątek, posłu<text:span text:style-name="T2">ż</text:span> się poleceniem <text:span text:style-name="T3">throw</text:span>. Wyrzucać może<text:span text:style-name="T2">sz</text:span> obiekty klasy <text:span text:style-name="T3">Exception</text:span>.</text:p>
      <text:p text:style-name="P2"/>
      <text:p text:style-name="P2">Metody klasy <text:span text:style-name="T3">Exception</text:span> (będzie<text:span text:style-name="T2">sz</text:span> ich używać w bloku <text:span text:style-name="T3">catch</text:span>):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Metoda</text:p>
          </table:table-cell>
          <table:table-cell table:style-name="Tabela1.B1" office:value-type="string">
            <text:p text:style-name="P4">Opis</text:p>
          </table:table-cell>
        </table:table-row>
        <table:table-row>
          <table:table-cell table:style-name="Tabela1.A1" office:value-type="string">
            <text:p text:style-name="P7">getCode()</text:p>
          </table:table-cell>
          <table:table-cell table:style-name="Tabela1.B1" office:value-type="string">
            <text:p text:style-name="P3">Zwraca kod błędu.</text:p>
          </table:table-cell>
        </table:table-row>
        <table:table-row>
          <table:table-cell table:style-name="Tabela1.A1" office:value-type="string">
            <text:p text:style-name="P7">getFile()</text:p>
          </table:table-cell>
          <table:table-cell table:style-name="Tabela1.B1" office:value-type="string">
            <text:p text:style-name="P3">Zwraca nazwę pliku, w którym wystąpił błąd.</text:p>
          </table:table-cell>
        </table:table-row>
        <table:table-row>
          <table:table-cell table:style-name="Tabela1.A1" office:value-type="string">
            <text:p text:style-name="P7">getLine()</text:p>
          </table:table-cell>
          <table:table-cell table:style-name="Tabela1.B1" office:value-type="string">
            <text:p text:style-name="P3">Zwraca numer linii pliku, w którym wystąpił błąd.</text:p>
          </table:table-cell>
        </table:table-row>
        <table:table-row>
          <table:table-cell table:style-name="Tabela1.A1" office:value-type="string">
            <text:p text:style-name="P7">getMessage()</text:p>
          </table:table-cell>
          <table:table-cell table:style-name="Tabela1.B1" office:value-type="string">
            <text:p text:style-name="P3">Zwraca komunikat o błędzie.</text:p>
          </table:table-cell>
        </table:table-row>
        <table:table-row>
          <table:table-cell table:style-name="Tabela1.A1" office:value-type="string">
            <text:p text:style-name="P7">getTrace()</text:p>
          </table:table-cell>
          <table:table-cell table:style-name="Tabela1.B1" office:value-type="string">
            <text:p text:style-name="P3">Zwraca tablicę zawierającą informacje debugowe (tzw. Backtrace).</text:p>
          </table:table-cell>
        </table:table-row>
        <table:table-row>
          <table:table-cell table:style-name="Tabela1.A7" office:value-type="string">
            <text:p text:style-name="P7">getTraceAsString()</text:p>
          </table:table-cell>
          <table:table-cell table:style-name="Tabela1.B7" office:value-type="string">
            <text:p text:style-name="P3">Zwraca backtrace jako drukowalny ciąg znaków.</text:p>
          </table:table-cell>
        </table:table-row>
      </table:table>
      <text:p text:style-name="P2"/>
      <text:p text:style-name="P2">Wygeneruj wyjątek w przypadku gdy zmienna liczba będzie mniejsza od zera:</text:p>
      <text:p text:style-name="P2"/>
      <text:p text:style-name="P6"><text:span text:style-name="_5f_OOoComputerSpecial">$</text:span><text:span text:style-name="_5f_OOoComputerIdent">liczba</text:span> <text:span text:style-name="_5f_OOoComputerSpecial">=</text:span> <text:span text:style-name="_5f_OOoComputerSpecial">-</text:span><text:span text:style-name="_5f_OOoComputerNumber">5</text:span><text:span text:style-name="_5f_OOoComputerSpecial">;</text:span></text:p>
      <text:p text:style-name="P6"/>
      <text:p text:style-name="P6"><text:span text:style-name="_5f_OOoComputerKeyWord">if</text:span><text:span text:style-name="_5f_OOoComputerSpecial">($</text:span><text:span text:style-name="_5f_OOoComputerIdent">liczba</text:span><text:span text:style-name="_5f_OOoComputerSpecial">&lt;</text:span><text:span text:style-name="_5f_OOoComputerNumber">0</text:span><text:span text:style-name="_5f_OOoComputerSpecial">)</text:span></text:p>
      <text:p text:style-name="P6"><text:s text:c="2"/><text:span text:style-name="_5f_OOoComputerKeyWord">throw</text:span> <text:span text:style-name="_5f_OOoComputerKeyWord">new</text:span> <text:span text:style-name="_5f_OOoComputerIdent">Exception</text:span><text:span text:style-name="_5f_OOoComputerSpecial">(</text:span><text:span text:style-name="_5f_OOoComputerLiteral">"Wartość musi być liczbą powyżej 0."</text:span><text:span text:style-name="_5f_OOoComputerSpecial">,</text:span> <text:span text:style-name="_5f_OOoComputerNumber">2</text:span><text:span text:style-name="_5f_OOoComputerSpecial">);</text:span></text:p>
      <text:p text:style-name="P2"/>
      <text:p text:style-name="P2">Wynik:</text:p>
      <text:p text:style-name="P8">Fatal error: Uncaught exception 'Exception' with message 'Wartość musi być liczbą powyżej 0.' in C:\xampp\htdocs\panel\index.php:6 Stack trace: #0 {main} thrown in C:\xampp\htdocs\panel\index.php on line 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722_2679383612"/><text:soft-page-break/>Łapanie wyjątków<text:bookmark-end text:name="__RefHeading___Toc1722_2679383612"/></text:h>
      <text:p text:style-name="P2">Aby uniknąć błędu z powyższego przykładu, musi<text:span text:style-name="T6">sz</text:span> stworzyć prawidłowy kod obsługujący wyjątek:</text:p>
      <text:p text:style-name="P2"/>
      <text:p text:style-name="P6"><text:span text:style-name="_5f_OOoComputerSpecial">$</text:span><text:span text:style-name="_5f_OOoComputerIdent">liczba</text:span> <text:span text:style-name="_5f_OOoComputerSpecial">=</text:span> <text:span text:style-name="_5f_OOoComputerSpecial">-</text:span><text:span text:style-name="_5f_OOoComputerNumber">5</text:span><text:span text:style-name="_5f_OOoComputerSpecial">;</text:span></text:p>
      <text:p text:style-name="P6"/>
      <text:p text:style-name="P6"><text:span text:style-name="_5f_OOoComputerKeyWord"><text:span text:style-name="T1">try </text:span></text:span><text:span text:style-name="_5f_OOoComputerSpecial"><text:span text:style-name="T1">{</text:span></text:span></text:p>
      <text:p text:style-name="P6"><text:s text:c="2"/><text:span text:style-name="_5f_OOoComputerKeyWord">if</text:span><text:span text:style-name="_5f_OOoComputerSpecial">($</text:span><text:span text:style-name="_5f_OOoComputerIdent">liczba</text:span><text:span text:style-name="_5f_OOoComputerSpecial">&lt;</text:span><text:span text:style-name="_5f_OOoComputerNumber">0</text:span><text:span text:style-name="_5f_OOoComputerSpecial">)</text:span></text:p>
      <text:p text:style-name="P6"><text:s text:c="4"/><text:span text:style-name="_5f_OOoComputerKeyWord">throw</text:span> <text:span text:style-name="_5f_OOoComputerKeyWord">new</text:span> <text:span text:style-name="_5f_OOoComputerIdent">Exception</text:span><text:span text:style-name="_5f_OOoComputerSpecial">(</text:span><text:span text:style-name="_5f_OOoComputerLiteral">"Wartość musi być liczbą powyżej 0."</text:span><text:span text:style-name="_5f_OOoComputerSpecial">,</text:span> <text:span text:style-name="_5f_OOoComputerNumber">2</text:span><text:span text:style-name="_5f_OOoComputerSpecial">);</text:span></text:p>
      <text:p text:style-name="P6"><text:span text:style-name="_5f_OOoComputerSpecial"><text:span text:style-name="T1">} </text:span></text:span><text:span text:style-name="_5f_OOoComputerKeyWord"><text:span text:style-name="T1">catch</text:span></text:span><text:span text:style-name="T1"> </text:span><text:span text:style-name="_5f_OOoComputerSpecial"><text:span text:style-name="T1">(</text:span></text:span><text:span text:style-name="_5f_OOoComputerIdent"><text:span text:style-name="T1">Exception</text:span></text:span><text:span text:style-name="T1"> </text:span><text:span text:style-name="_5f_OOoComputerSpecial"><text:span text:style-name="T1">$</text:span></text:span><text:span text:style-name="_5f_OOoComputerIdent"><text:span text:style-name="T1">e</text:span></text:span><text:span text:style-name="_5f_OOoComputerSpecial"><text:span text:style-name="T1">) {</text:span></text:span></text:p>
      <text:p text:style-name="P6"><text:span text:style-name="T1"><text:s text:c="2"/></text:span><text:span text:style-name="_5f_OOoComputerIdent"><text:span text:style-name="T1">echo</text:span></text:span><text:span text:style-name="T1"> </text:span><text:span text:style-name="_5f_OOoComputerLiteral"><text:span text:style-name="T1">'Wyjątek nr'</text:span></text:span><text:span text:style-name="_5f_OOoComputerSpecial"><text:span text:style-name="T1">.$</text:span></text:span><text:span text:style-name="_5f_OOoComputerIdent"><text:span text:style-name="T1">e</text:span></text:span><text:span text:style-name="_5f_OOoComputerSpecial"><text:span text:style-name="T1">-&gt;</text:span></text:span><text:span text:style-name="_5f_OOoComputerIdent"><text:span text:style-name="T1">getCode</text:span></text:span><text:span text:style-name="_5f_OOoComputerSpecial"><text:span text:style-name="T1">().</text:span></text:span><text:span text:style-name="_5f_OOoComputerLiteral"><text:span text:style-name="T1">',jego komunikat to:'</text:span></text:span><text:span text:style-name="_5f_OOoComputerSpecial"><text:span text:style-name="T1">.$</text:span></text:span><text:span text:style-name="_5f_OOoComputerIdent"><text:span text:style-name="T1">e</text:span></text:span><text:span text:style-name="_5f_OOoComputerSpecial"><text:span text:style-name="T1">-&gt;</text:span></text:span><text:span text:style-name="_5f_OOoComputerIdent"><text:span text:style-name="T1">getMessage</text:span></text:span><text:span text:style-name="_5f_OOoComputerSpecial"><text:span text:style-name="T1">();</text:span></text:span></text:p>
      <text:p text:style-name="P6"><text:span text:style-name="_5f_OOoComputerSpecial"><text:span text:style-name="T1">}</text:span></text:span></text:p>
      <text:p text:style-name="P2"/>
      <text:p text:style-name="P2">Wynik:<text:tab/><text:tab/><text:span text:style-name="T4">Wyjątek nr2,jego komunikat to: Wartość musi być liczbą powyżej 0.</text:span></text:p>
      <text:p text:style-name="P2"/>
      <text:p text:style-name="P2"><text:span text:style-name="T5">try</text:span> – tutaj skrypt wyłapuje wyjątek, jeśli nie ma wyjątku kod będzie dalej pracował normalnie. <text:span text:style-name="T6">T</text:span>utaj umieszcza<text:span text:style-name="T6">sz</text:span> podejrzane fragmenty kodu. Kod ten może się składać z większej liczby wierszy, z tym że im więcej wierszy w tym bloku, tym trudniej jest jednoznacznie zidentyfikować źródło błędu.</text:p>
      <text:p text:style-name="P2"/>
      <text:p text:style-name="P2"><text:span text:style-name="T5">throw</text:span> – jeśli nastąpi wyjątek to go „wyrzuca” (<text:span text:style-name="T7">throw</text:span>)</text:p>
      <text:p text:style-name="P2"/>
      <text:p text:style-name="P2"><text:span text:style-name="T5">catch</text:span> – blok ten łapie wyjątek i tworzy obiekt zawierający informacje o wyjątku</text:p>
      <text:p text:style-name="P2"/>
      <text:p text:style-name="P2"><text:span text:style-name="T8">Opis</text:span>:</text:p>
      <text:p text:style-name="P2"/>
      <text:p text:style-name="P2">PHP próbuje (ang. <text:span text:style-name="T7">try</text:span>) wykonać kod umieszczony w nawiasach klamrowych po słowie <text:span text:style-name="T3">try</text:span>. Jeżeli kod ten zostanie wykonany bez żadnego problemu czy błędu, blok <text:span text:style-name="T3">catch</text:span> zostanie pominięty. Jeżeli jednak w bloku <text:span text:style-name="T3">try</text:span> wystąpi błąd (sytuacja wyjątkowa), zostanie on przechwycony (ang. <text:span text:style-name="T7">catch</text:span>) jako obiekt klasy <text:span text:style-name="T3">Exception</text:span> i sterowanie przekazane zostanie do bloku <text:span text:style-name="T3">catch</text:span>. W bloku tym może<text:span text:style-name="T6">sz</text:span> wykorzystać metody udostępniane przez obiekt klasy <text:span text:style-name="T3">Exception</text:span>. Metody te umożliwiają uzyskanie informacji o błędzie (wyjątku), które to informacje można przedstawić w sposób elegancki użytkownikowi.</text:p>
      <text:p text:style-name="P2"/>
      <text:p text:style-name="P2">Dobrym nawykiem programistów jest unikanie prezentowania użytkownikom końcowym bardzo szczegółowych komunikatów o błędach. Użytkownicy, których nie interesują szczegóły techniczne serwisu, pewnie i tak nie przeczytają takiego komunikatu, natomiast użytkownicy, których zainteresowania skierowane są na tworzenie stron WWW w PHP (ze szczególnym naciskiem na bezpieczeństwo serwisów i serwerów), bardzo wnikliwie przeanalizują każdy taki komunikat, szczególną radość objawiając na widok ścieżek dostępu do plików i nazw plików zawierających skrypty…</text:p>
      <text:p text:style-name="P2"/>
      <text:p text:style-name="P2"><text:span text:style-name="T1">Przykład</text:span>:<text:tab/><text:span text:style-name="T4">http://webmaster.helion.pl/index.php/php-obsluga-wyjatkow</text:span></text:p>
      <text:p text:style-name="P2"/>
      <text:p text:style-name="P2"><text:span text:style-name="T6">K</text:span>lasyczny błąd — dzielenie przez zero — i prost<text:span text:style-name="T6">a</text:span> funkcj<text:span text:style-name="T6">a</text:span> realizującą dzielenie dwóch liczb:</text:p>
      <text:p text:style-name="P2"/>
      <text:p text:style-name="P6"><text:span text:style-name="_5f_OOoComputerKeyWord">function</text:span> <text:span text:style-name="_5f_OOoComputerIdent">divide</text:span><text:span text:style-name="_5f_OOoComputerSpecial">($</text:span><text:span text:style-name="_5f_OOoComputerIdent">a</text:span><text:span text:style-name="_5f_OOoComputerSpecial">,</text:span> <text:span text:style-name="_5f_OOoComputerSpecial">$</text:span><text:span text:style-name="_5f_OOoComputerIdent">b</text:span><text:span text:style-name="_5f_OOoComputerSpecial">) {</text:span></text:p>
      <text:p text:style-name="P6"><text:s text:c="2"/><text:span text:style-name="_5f_OOoComputerKeyWord">return</text:span> <text:span text:style-name="_5f_OOoComputerSpecial">$</text:span><text:span text:style-name="_5f_OOoComputerIdent">a</text:span> <text:span text:style-name="_5f_OOoComputerIdent">/ $b</text:span><text:span text:style-name="_5f_OOoComputerSpecial">;</text:span><text:span text:style-name="_5f_OOoComputerIdent"> </text:span><text:span text:style-name="_5f_OOoComputerComment">// wynik = a / b</text:span></text:p>
      <text:p text:style-name="P6"><text:span text:style-name="_5f_OOoComputerSpecial">}</text:span></text:p>
      <text:p text:style-name="P6"/>
      <text:p text:style-name="P6"><text:span text:style-name="_5f_OOoComputerIdent">echo</text:span> <text:span text:style-name="_5f_OOoComputerIdent">divide</text:span><text:span text:style-name="_5f_OOoComputerSpecial">(</text:span><text:span text:style-name="_5f_OOoComputerNumber">12</text:span><text:span text:style-name="_5f_OOoComputerSpecial">,</text:span><text:span text:style-name="_5f_OOoComputerNumber">0</text:span><text:span text:style-name="_5f_OOoComputerSpecial">);</text:span></text:p>
      <text:p text:style-name="P2"/>
      <text:p text:style-name="P2">Wynik:<text:tab/><text:tab/><text:span text:style-name="T4">Warning: Division by zero in C:\xampp\htdocs\panel\index.php on line 6</text:span></text:p>
      <text:p text:style-name="P2"/>
      <text:p text:style-name="P2">Funkcja ta darzy program ją wywołujący absolutnym zaufaniem co do wartości zmiennej <text:span text:style-name="T3">$b</text:span>, ponieważ wewnątrz funkcji nie ma kontroli, czy zmienna <text:span text:style-name="T3">$b</text:span> jest różna od zera.</text:p>
      <text:p text:style-name="P2"/>
      <text:p text:style-name="P2"/>
      <text:p text:style-name="P2"/>
      <text:p text:style-name="P2"/>
      <text:p text:style-name="P2"/>
      <text:p text:style-name="P2"><text:soft-page-break/>Wprowadź kontrolę wartości zmiennej <text:span text:style-name="T3">$b</text:span>. Moż<text:span text:style-name="T6">esz</text:span> to zrobić na dwa sposoby (a może i więcej — wszystko zależy od pomysłowości programisty):</text:p>
      <text:p text:style-name="P2"/>
      <text:list xml:id="list1726237700" text:style-name="L1">
        <text:list-item>
          <text:p text:style-name="P11">albo w przypadku, gdy <text:span text:style-name="T3">$b</text:span> będzie równa zero, funkcja zwróci wartość <text:span text:style-name="T3">false</text:span> (byłoby to trochę niekonsekwentne — w końcu funkcja ta powinna zwracać liczbę, a nie wartość logiczną — wiele funkcji działa jednak w podobny sposób),</text:p>
          <text:p text:style-name="P11"/>
        </text:list-item>
        <text:list-item>
          <text:p text:style-name="P11">albo funkcja po prostu wyświetli na ekranie komunikat o błędzie dzielenia przez zero (jest to rozwiązanie dyskusyjne — z jednej strony dobrym nawykiem jest, aby funkcje do tego nieprzeznaczone nie wypisywały niczego na wyjście, z drugiej strony, stosując to rozwiązanie, nie dawalibyśmy informacji programowi wywołującemu o rezultacie działania tej funkcji).</text:p>
        </text:list-item>
      </text:list>
      <text:p text:style-name="P2"/>
      <text:p text:style-name="P2">Zostawiając dwa przedyskutowane rozwiązania, zastosuj generowanie wyjątku przez funkcję w momencie, gdy wartość <text:span text:style-name="T3">$b</text:span> będzie równa zero:</text:p>
      <text:p text:style-name="P2"/>
      <text:p text:style-name="P6"><text:span text:style-name="_5f_OOoComputerKeyWord">function</text:span> <text:span text:style-name="_5f_OOoComputerIdent">divide</text:span><text:span text:style-name="_5f_OOoComputerSpecial">($</text:span><text:span text:style-name="_5f_OOoComputerIdent">a</text:span><text:span text:style-name="_5f_OOoComputerSpecial">,</text:span> <text:span text:style-name="_5f_OOoComputerSpecial">$</text:span><text:span text:style-name="_5f_OOoComputerIdent">b</text:span><text:span text:style-name="_5f_OOoComputerSpecial">) {</text:span></text:p>
      <text:p text:style-name="P6"><text:s text:c="2"/><text:span text:style-name="_5f_OOoComputerKeyWord">if</text:span> <text:span text:style-name="_5f_OOoComputerSpecial">($</text:span><text:span text:style-name="_5f_OOoComputerIdent">b</text:span> <text:span text:style-name="_5f_OOoComputerSpecial">==</text:span> <text:span text:style-name="_5f_OOoComputerNumber">0</text:span><text:span text:style-name="_5f_OOoComputerSpecial">)</text:span></text:p>
      <text:p text:style-name="P6"><text:s text:c="4"/><text:span text:style-name="_5f_OOoComputerKeyWord">throw</text:span> <text:span text:style-name="_5f_OOoComputerKeyWord">new</text:span> <text:span text:style-name="_5f_OOoComputerIdent">Exception</text:span><text:span text:style-name="_5f_OOoComputerSpecial">(</text:span><text:span text:style-name="_5f_OOoComputerLiteral">"Dzielenie przez zero!"</text:span><text:span text:style-name="_5f_OOoComputerSpecial">);</text:span></text:p>
      <text:p text:style-name="P6"/>
      <text:p text:style-name="P6"><text:s text:c="2"/><text:span text:style-name="_5f_OOoComputerKeyWord">return</text:span> <text:span text:style-name="_5f_OOoComputerSpecial">$</text:span><text:span text:style-name="_5f_OOoComputerIdent">a</text:span> <text:span text:style-name="_5f_OOoComputerIdent">/ $b</text:span><text:span text:style-name="_5f_OOoComputerSpecial">;</text:span></text:p>
      <text:p text:style-name="P6"><text:span text:style-name="_5f_OOoComputerSpecial">}</text:span></text:p>
      <text:p text:style-name="P6"/>
      <text:p text:style-name="P6"><text:span text:style-name="_5f_OOoComputerIdent">echo</text:span> <text:span text:style-name="_5f_OOoComputerIdent">divide</text:span><text:span text:style-name="_5f_OOoComputerSpecial">(</text:span><text:span text:style-name="_5f_OOoComputerNumber">12</text:span><text:span text:style-name="_5f_OOoComputerSpecial">,</text:span><text:span text:style-name="_5f_OOoComputerNumber">0</text:span><text:span text:style-name="_5f_OOoComputerSpecial">);</text:span></text:p>
      <text:p text:style-name="P2"/>
      <text:p text:style-name="P2">Wynik:</text:p>
      <text:p text:style-name="P6">Fatal error: Uncaught exception 'Exception' with message 'Dzielenie przez zero!' in C:\xampp\htdocs\panel\index.php:7 Stack trace: #0 C:\xampp\htdocs\panel\index.php(12): divide(10, 0) #1 {main} thrown in C:\xampp\htdocs\panel\index.php on line 7</text:p>
      <text:p text:style-name="P2"/>
      <text:p text:style-name="P2">Najpierw badana jest wartość zmiennej <text:span text:style-name="T3">$b</text:span> — jeżeli zmienna ta nie zawiera zera, obliczony zostanie i zwrócony wynik dzielenia. Jeśli jednak <text:span text:style-name="T3">$b</text:span> zawiera zero, zostanie zgłoszony wyjątek — uży<text:span text:style-name="T6">j</text:span> w tym celu instrukcji <text:span text:style-name="T3">throw</text:span>, po której następuje utworzenie obiektu klasy <text:span text:style-name="T3">Exception</text:span> (lub jednej z klas pochodnych) z parametrem przekazywanym konstruktorowi tej klasy, zawierającym komunikat o błędzie. Mając tak skonstruowaną funkcję, może<text:span text:style-name="T6">sz</text:span> jej wywołanie umieścić w bloku <text:span text:style-name="T3">try</text:span> instrukcji <text:span text:style-name="T3">try/catch</text:span>:</text:p>
      <text:p text:style-name="P2"/>
      <text:p text:style-name="P6"><text:span text:style-name="_5f_OOoComputerKeyWord">function</text:span> <text:span text:style-name="_5f_OOoComputerIdent">divide</text:span><text:span text:style-name="_5f_OOoComputerSpecial">($</text:span><text:span text:style-name="_5f_OOoComputerIdent">a</text:span><text:span text:style-name="_5f_OOoComputerSpecial">,</text:span> <text:span text:style-name="_5f_OOoComputerSpecial">$</text:span><text:span text:style-name="_5f_OOoComputerIdent">b</text:span><text:span text:style-name="_5f_OOoComputerSpecial">) {</text:span></text:p>
      <text:p text:style-name="P6"><text:s text:c="2"/><text:span text:style-name="_5f_OOoComputerKeyWord">if</text:span> <text:span text:style-name="_5f_OOoComputerSpecial">($</text:span><text:span text:style-name="_5f_OOoComputerIdent">b</text:span> <text:span text:style-name="_5f_OOoComputerSpecial">==</text:span> <text:span text:style-name="_5f_OOoComputerNumber">0</text:span><text:span text:style-name="_5f_OOoComputerSpecial">)</text:span></text:p>
      <text:p text:style-name="P6"><text:s text:c="4"/><text:span text:style-name="_5f_OOoComputerKeyWord">throw</text:span> <text:span text:style-name="_5f_OOoComputerKeyWord">new</text:span> <text:span text:style-name="_5f_OOoComputerIdent">Exception</text:span><text:span text:style-name="_5f_OOoComputerSpecial">(</text:span><text:span text:style-name="_5f_OOoComputerLiteral">"Dzielenie przez zero!"</text:span><text:span text:style-name="_5f_OOoComputerSpecial">);</text:span></text:p>
      <text:p text:style-name="P6"/>
      <text:p text:style-name="P6"><text:s text:c="2"/><text:span text:style-name="_5f_OOoComputerKeyWord">return</text:span> <text:span text:style-name="_5f_OOoComputerSpecial">$</text:span><text:span text:style-name="_5f_OOoComputerIdent">a</text:span> <text:span text:style-name="_5f_OOoComputerIdent">/ $b</text:span><text:span text:style-name="_5f_OOoComputerSpecial">;</text:span></text:p>
      <text:p text:style-name="P6"><text:span text:style-name="_5f_OOoComputerSpecial">}</text:span></text:p>
      <text:p text:style-name="P6"/>
      <text:p text:style-name="P6"><text:span text:style-name="_5f_OOoComputerSpecial">$</text:span><text:span text:style-name="_5f_OOoComputerIdent">wynik</text:span> <text:span text:style-name="_5f_OOoComputerSpecial">=</text:span> <text:span text:style-name="_5f_OOoComputerNumber">0</text:span><text:span text:style-name="_5f_OOoComputerSpecial">;</text:span></text:p>
      <text:p text:style-name="P6"/>
      <text:p text:style-name="P6"><text:span text:style-name="_5f_OOoComputerKeyWord">try </text:span><text:span text:style-name="_5f_OOoComputerSpecial">{</text:span></text:p>
      <text:p text:style-name="P6"><text:s text:c="2"/><text:span text:style-name="_5f_OOoComputerSpecial">$</text:span><text:span text:style-name="_5f_OOoComputerIdent">wynik</text:span> <text:span text:style-name="_5f_OOoComputerSpecial">=</text:span> <text:span text:style-name="_5f_OOoComputerIdent">divide</text:span><text:span text:style-name="_5f_OOoComputerSpecial">(</text:span><text:span text:style-name="_5f_OOoComputerNumber">12</text:span><text:span text:style-name="_5f_OOoComputerSpecial">,</text:span> <text:span text:style-name="_5f_OOoComputerNumber">0</text:span><text:span text:style-name="_5f_OOoComputerSpecial">);</text:span></text:p>
      <text:p text:style-name="P6"><text:s text:c="2"/><text:span text:style-name="_5f_OOoComputerIdent">echo</text:span> <text:span text:style-name="_5f_OOoComputerSpecial">$</text:span><text:span text:style-name="_5f_OOoComputerIdent">wynik</text:span><text:span text:style-name="_5f_OOoComputerSpecial">;</text:span></text:p>
      <text:p text:style-name="P6"><text:span text:style-name="_5f_OOoComputerSpecial">} </text:span><text:span text:style-name="_5f_OOoComputerKeyWord">catch</text:span> <text:span text:style-name="_5f_OOoComputerSpecial">(</text:span><text:span text:style-name="_5f_OOoComputerIdent">Exception</text:span> <text:span text:style-name="_5f_OOoComputerSpecial">$</text:span><text:span text:style-name="_5f_OOoComputerIdent">e</text:span><text:span text:style-name="_5f_OOoComputerSpecial">) {</text:span></text:p>
      <text:p text:style-name="P6"><text:s text:c="2"/><text:span text:style-name="_5f_OOoComputerIdent">echo</text:span> <text:span text:style-name="_5f_OOoComputerSpecial">$</text:span><text:span text:style-name="_5f_OOoComputerIdent">e</text:span><text:span text:style-name="_5f_OOoComputerSpecial">-&gt;</text:span><text:span text:style-name="_5f_OOoComputerIdent">getMessage</text:span><text:span text:style-name="_5f_OOoComputerSpecial">();</text:span></text:p>
      <text:p text:style-name="P6"><text:span text:style-name="_5f_OOoComputerSpecial">}</text:span></text:p>
      <text:p text:style-name="P2"/>
      <text:p text:style-name="P2">Wynik:<text:tab/><text:tab/><text:span text:style-name="T4">Dzielenie przez zero!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1724_2679383612"/><text:soft-page-break/>Własne wyjątki<text:bookmark-end text:name="__RefHeading___Toc1724_2679383612"/></text:h>
      <text:p text:style-name="P2">Jeśli dostępne standardowo predefiniowane typy wyjątków są dla <text:span text:style-name="T9">Ciebie</text:span> niewystarczające, nic nie stoi na przeszkodzie, abyś zdefiniowa<text:span text:style-name="T9">ł</text:span> własne. Utworzenie własnego wyjątku polega na wyprowadzeniu nowej klasy od klasy <text:span text:style-name="T3">Exception</text:span> lub dowolnej klasy od niej pochodnej.</text:p>
      <text:p text:style-name="P2"/>
      <text:p text:style-name="P2">Może<text:span text:style-name="T9">sz</text:span> np. utworzyć wyjątek, który miałby być generowany w przypadku, kiedy argument jest mniejszy od zera. Zapewne nazwa<text:span text:style-name="T9">łbyś</text:span>: <text:span text:style-name="T3">ArgumentMniejszyOdZeraException</text:span>. </text:p>
      <text:p text:style-name="P2"/>
      <text:p text:style-name="P2">Najprostsza definicja takiej klasy to:</text:p>
      <text:p text:style-name="P2"/>
      <text:p text:style-name="P6"><text:span text:style-name="_5f_OOoComputerKeyWord">class</text:span> <text:span text:style-name="_5f_OOoComputerIdent">ArgumentMniejszyOdZeraException</text:span> <text:span text:style-name="_5f_OOoComputerKeyWord">extends</text:span> <text:span text:style-name="_5f_OOoComputerIdent">Exception </text:span><text:span text:style-name="_5f_OOoComputerSpecial">{</text:span></text:p>
      <text:p text:style-name="P6"><text:s text:c="2"/><text:span text:style-name="_5f_OOoComputerKeyWord">public</text:span> <text:span text:style-name="_5f_OOoComputerSpecial">$</text:span><text:span text:style-name="_5f_OOoComputerIdent">pomoc</text:span> <text:span text:style-name="_5f_OOoComputerSpecial">=</text:span> <text:span text:style-name="_5f_OOoComputerLiteral">"Nie wiem co zrobić."</text:span><text:span text:style-name="_5f_OOoComputerSpecial">;</text:span></text:p>
      <text:p text:style-name="P6"><text:span text:style-name="_5f_OOoComputerSpecial">}</text:span></text:p>
      <text:p text:style-name="P2"/>
      <text:p text:style-name="P2">Nie musi ona zawierać żadnego dodatkowego kodu, jedna<text:span text:style-name="T9">k</text:span> wprowad<text:span text:style-name="T9">ź</text:span> sobie taką jakby pomoc jak zaradzić na ten błąd. Jeśli teraz założy<text:span text:style-name="T9">sz</text:span>, że w skrypcie ma się pojawić funkcja o nazwie <text:span text:style-name="T3">dodatniArgument()</text:span>, która będzie generowała wyjątek <text:span text:style-name="T3">ArgumentMniejszyOdZeraException</text:span> w przypadku otrzymania argumentu o wartości mniejszej od zera.</text:p>
      <text:p text:style-name="P2"/>
      <text:p text:style-name="P2">Użycie wyjątku <text:span text:style-name="T3">ArgumentMniejszyOdZeraException</text:span></text:p>
      <text:p text:style-name="P2"/>
      <text:p text:style-name="P6"><text:span text:style-name="_5f_OOoComputerKeyWord">class</text:span> <text:span text:style-name="_5f_OOoComputerIdent">ArgumentMniejszyOdZeraException</text:span> <text:span text:style-name="_5f_OOoComputerKeyWord">extends</text:span> <text:span text:style-name="_5f_OOoComputerIdent">Exception </text:span><text:span text:style-name="_5f_OOoComputerSpecial">{</text:span></text:p>
      <text:p text:style-name="P6"><text:s text:c="2"/><text:span text:style-name="_5f_OOoComputerKeyWord">public</text:span> <text:span text:style-name="_5f_OOoComputerSpecial">$</text:span><text:span text:style-name="_5f_OOoComputerIdent">pomoc</text:span> <text:span text:style-name="_5f_OOoComputerSpecial">=</text:span> <text:span text:style-name="_5f_OOoComputerLiteral">"Nie wiem co zrobić."</text:span><text:span text:style-name="_5f_OOoComputerSpecial">;</text:span></text:p>
      <text:p text:style-name="P6"><text:span text:style-name="_5f_OOoComputerSpecial">}</text:span></text:p>
      <text:p text:style-name="P6"/>
      <text:p text:style-name="P6"><text:span text:style-name="_5f_OOoComputerKeyWord">function</text:span> <text:span text:style-name="_5f_OOoComputerIdent">dodatniArgument</text:span><text:span text:style-name="_5f_OOoComputerSpecial">($</text:span><text:span text:style-name="_5f_OOoComputerIdent">arg</text:span><text:span text:style-name="_5f_OOoComputerSpecial">) {</text:span></text:p>
      <text:p text:style-name="P6"><text:s text:c="2"/><text:span text:style-name="_5f_OOoComputerKeyWord">if</text:span><text:span text:style-name="_5f_OOoComputerSpecial">($</text:span><text:span text:style-name="_5f_OOoComputerIdent">arg</text:span> <text:span text:style-name="_5f_OOoComputerSpecial">&lt;</text:span> <text:span text:style-name="_5f_OOoComputerNumber">0</text:span><text:span text:style-name="_5f_OOoComputerSpecial">) {</text:span></text:p>
      <text:p text:style-name="P6"><text:s text:c="4"/><text:span text:style-name="_5f_OOoComputerKeyWord">throw</text:span> <text:span text:style-name="_5f_OOoComputerKeyWord">new</text:span> <text:span text:style-name="_5f_OOoComputerIdent">ArgumentMniejszyOdZeraException</text:span><text:span text:style-name="_5f_OOoComputerSpecial">(</text:span><text:span text:style-name="_5f_OOoComputerLiteral">"Argument mniejszy od zera: $arg."</text:span><text:span text:style-name="_5f_OOoComputerSpecial">);</text:span></text:p>
      <text:p text:style-name="P6"><text:s text:c="2"/><text:span text:style-name="_5f_OOoComputerSpecial">}</text:span></text:p>
      <text:p text:style-name="P6"><text:span text:style-name="_5f_OOoComputerSpecial">}</text:span></text:p>
      <text:p text:style-name="P6"/>
      <text:p text:style-name="P6"><text:span text:style-name="_5f_OOoComputerKeyWord">try </text:span><text:span text:style-name="_5f_OOoComputerSpecial">{</text:span></text:p>
      <text:p text:style-name="P6"><text:s text:c="2"/><text:span text:style-name="_5f_OOoComputerIdent">dodatniArgument</text:span><text:span text:style-name="_5f_OOoComputerSpecial">(-</text:span><text:span text:style-name="_5f_OOoComputerNumber">1</text:span><text:span text:style-name="_5f_OOoComputerSpecial">);</text:span></text:p>
      <text:p text:style-name="P6"><text:span text:style-name="_5f_OOoComputerSpecial">} </text:span><text:span text:style-name="_5f_OOoComputerKeyWord">catch</text:span><text:span text:style-name="_5f_OOoComputerSpecial">(</text:span><text:span text:style-name="_5f_OOoComputerIdent">ArgumentMniejszyOdZeraException</text:span> <text:span text:style-name="_5f_OOoComputerSpecial">$</text:span><text:span text:style-name="_5f_OOoComputerIdent">e</text:span><text:span text:style-name="_5f_OOoComputerSpecial">) {</text:span></text:p>
      <text:p text:style-name="P6"><text:s text:c="2"/><text:span text:style-name="_5f_OOoComputerIdent">echo</text:span> <text:span text:style-name="_5f_OOoComputerLiteral">"Wystąpił błąd: "</text:span><text:span text:style-name="_5f_OOoComputerSpecial">,</text:span> <text:span text:style-name="_5f_OOoComputerSpecial">$</text:span><text:span text:style-name="_5f_OOoComputerIdent">e</text:span><text:span text:style-name="_5f_OOoComputerSpecial">-&gt;</text:span><text:span text:style-name="_5f_OOoComputerIdent">getMessage</text:span><text:span text:style-name="_5f_OOoComputerSpecial">().</text:span><text:span text:style-name="_5f_OOoComputerLiteral">"&lt;br&gt;"</text:span><text:span text:style-name="_5f_OOoComputerSpecial">;</text:span></text:p>
      <text:p text:style-name="P6"><text:s text:c="2"/><text:span text:style-name="_5f_OOoComputerIdent">echo</text:span> <text:span text:style-name="_5f_OOoComputerLiteral">"Moja rada: "</text:span><text:span text:style-name="_5f_OOoComputerSpecial">,</text:span> <text:span text:style-name="_5f_OOoComputerSpecial">$</text:span><text:span text:style-name="_5f_OOoComputerIdent">e</text:span><text:span text:style-name="_5f_OOoComputerSpecial">-</text:span><text:span text:style-name="_5f_OOoComputerSpecial"><text:span text:style-name="T11">&gt;</text:span></text:span><text:span text:style-name="_5f_OOoComputerIdent">pomoc</text:span><text:span text:style-name="_5f_OOoComputerSpecial">;</text:span></text:p>
      <text:p text:style-name="P6"><text:span text:style-name="_5f_OOoComputerSpecial">}</text:span></text:p>
      <text:p text:style-name="P2"/>
      <text:p text:style-name="P2">Wynik:<text:tab/><text:tab/>Wystąpił błąd: Argument mniejszy od zera: -1. </text:p>
      <text:p text:style-name="P2"><text:tab/><text:tab/>Moja rada: Nie wiem co zrobić. </text:p>
      <text:p text:style-name="P2"/>
      <text:p text:style-name="P2">Przechwytywanie wyjątków jest opisane w dokumentacji PHP na stronie <text:span text:style-name="T4">http://www.php.net/manual/pl/language.exceptions.php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7-07T10:21:39.494000000</meta:creation-date>
    <meta:generator>LibreOffice/6.3.1.2$Windows_x86 LibreOffice_project/b79626edf0065ac373bd1df5c28bd630b4424273</meta:generator>
    <dc:date>2019-10-17T13:44:25.484000000</dc:date>
    <meta:editing-duration>PT16M</meta:editing-duration>
    <meta:editing-cycles>6</meta:editing-cycles>
    <meta:document-statistic meta:table-count="1" meta:image-count="0" meta:object-count="0" meta:page-count="5" meta:paragraph-count="117" meta:word-count="1075" meta:character-count="7959" meta:non-whitespace-character-count="6912"/>
  </office:meta>
</office:document-meta>
</file>